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4.0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esures 1</text:p>
          </table:table-cell>
          <table:table-cell office:value-type="string" calcext:value-type="string">
            <text:p>nbr de lign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</table:table>
      <table:table table:name="CFG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bre arcs</text:p>
          </table:table-cell>
          <table:table-cell office:value-type="string" calcext:value-type="string">
            <text:p>Nombre nœuds</text:p>
          </table:table-cell>
          <table:table-cell office:value-type="string" calcext:value-type="string">
            <text:p>Nombres fonctions / procédures</text:p>
          </table:table-cell>
          <table:table-cell office:value-type="string" calcext:value-type="string">
            <text:p>Complexité cyclomatiqu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A2]-[.B2]+2*[.C2]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0:01:28.940384496</meta:creation-date>
    <meta:generator>LibreOffice/7.3.7.2$Linux_X86_64 LibreOffice_project/30$Build-2</meta:generator>
    <meta:editing-duration>PT5M13S</meta:editing-duration>
    <meta:editing-cycles>3</meta:editing-cycles>
    <dc:date>2025-10-15T10:41:23.380809054</dc:date>
    <meta:document-statistic meta:table-count="2" meta:cell-count="12" meta:object-count="0"/>
  </office:meta>
</office:document-meta>
</file>